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2.203cm" fo:min-width="7.505cm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2.34cm" fo:min-width="7.812cm"/>
      <style:paragraph-properties style:writing-mode="lr-tb"/>
    </style:style>
    <style:style style:name="gr3" style:family="graphic" style:parent-style-name="standard">
      <style:graphic-properties svg:stroke-color="#729fcf" draw:fill-color="#ffd8ce" draw:textarea-horizontal-align="justify" draw:textarea-vertical-align="middle" draw:auto-grow-height="false" fo:min-height="2.43cm" fo:min-width="7.567cm"/>
      <style:paragraph-properties style:writing-mode="lr-tb"/>
    </style:style>
    <style:style style:name="gr4" style:family="graphic" style:parent-style-name="standard" style:list-style-name="L1">
      <style:graphic-properties svg:stroke-color="#729fcf" draw:fill-color="#ffd8ce" draw:textarea-horizontal-align="justify" draw:textarea-vertical-align="middle" draw:auto-grow-height="false" fo:min-height="2.659cm" fo:min-width="9.119cm"/>
      <style:paragraph-properties style:writing-mode="lr-tb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2.902cm" fo:min-width="9.273cm"/>
      <style:paragraph-properties style:writing-mode="lr-tb"/>
    </style:style>
    <style:style style:name="gr6" style:family="graphic" style:parent-style-name="standard">
      <style:graphic-properties svg:stroke-color="#729fcf" draw:fill-color="#ffd8ce" draw:textarea-horizontal-align="justify" draw:textarea-vertical-align="middle" draw:auto-grow-height="false" fo:min-height="2.902cm" fo:min-width="8.458cm"/>
      <style:paragraph-properties style:writing-mode="lr-tb"/>
    </style:style>
    <style:style style:name="gr7" style:family="graphic" style:parent-style-name="standard">
      <style:graphic-properties draw:fill-color="#b4c7dc" draw:textarea-horizontal-align="justify" draw:textarea-vertical-align="middle" draw:auto-grow-height="false" fo:min-height="2.903cm" fo:min-width="10.182cm"/>
      <style:paragraph-properties style:writing-mode="lr-tb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svg:stroke-color="#729fcf" draw:fill-color="#ffd8ce" draw:textarea-horizontal-align="justify" draw:textarea-vertical-align="middle" draw:auto-grow-height="false" fo:min-height="2.902cm" fo:min-width="9.728cm"/>
      <style:paragraph-properties style:writing-mode="lr-tb"/>
    </style:style>
    <style:style style:name="gr10" style:family="graphic" style:parent-style-name="standard">
      <style:graphic-properties draw:fill-color="#b4c7dc" draw:textarea-horizontal-align="justify" draw:textarea-vertical-align="middle" draw:auto-grow-height="false" fo:min-height="2.615cm" fo:min-width="8.715cm"/>
      <style:paragraph-properties style:writing-mode="lr-tb"/>
    </style:style>
    <style:style style:name="gr11" style:family="graphic" style:parent-style-name="standard">
      <style:graphic-properties draw:fill-color="#b4c7dc" draw:textarea-horizontal-align="justify" draw:textarea-vertical-align="middle" draw:auto-grow-height="false" fo:min-height="2.813cm" fo:min-width="8.712cm"/>
      <style:paragraph-properties style:writing-mode="lr-tb"/>
    </style:style>
    <style:style style:name="gr12" style:family="graphic" style:parent-style-name="standard">
      <style:graphic-properties draw:fill-color="#b4c7dc" draw:textarea-horizontal-align="justify" draw:textarea-vertical-align="middle" draw:auto-grow-height="false" fo:min-height="2.902cm" fo:min-width="9.32cm"/>
      <style:paragraph-properties style:writing-mode="lr-tb"/>
    </style:style>
    <style:style style:name="gr13" style:family="graphic" style:parent-style-name="standard">
      <style:graphic-properties draw:fill-color="#b4c7dc" draw:textarea-horizontal-align="justify" draw:textarea-vertical-align="middle" draw:auto-grow-height="false" fo:min-height="2.902cm" fo:min-width="11.86cm"/>
      <style:paragraph-properties style:writing-mode="lr-tb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2.902cm" fo:min-width="8.367cm"/>
      <style:paragraph-properties style:writing-mode="lr-tb"/>
    </style:style>
    <style:style style:name="gr15" style:family="graphic" style:parent-style-name="standard">
      <style:graphic-properties svg:stroke-color="#729fcf" draw:fill-color="#ffd8ce" draw:textarea-horizontal-align="justify" draw:textarea-vertical-align="middle" draw:auto-grow-height="false" fo:min-height="2.902cm" fo:min-width="8.0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b4c7dc"/>
      <style:paragraph-properties fo:text-align="center" style:writing-mode="lr-tb"/>
    </style:style>
    <style:style style:name="P3" style:family="paragraph">
      <loext:graphic-properties draw:fill-color="#ffd8ce"/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-color="#ffd8ce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8.269cm" svg:height="2.717cm" svg:x="109.417cm" svg:y="59.519cm">
          <text:p text:style-name="P1">Casey Latimere Kreicar</text:p>
          <text:p text:style-name="P1">Jun. 10<text:span text:style-name="T1">Th</text:span> 1992 -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8.592cm" svg:height="2.87cm" svg:x="39.395cm" svg:y="55.802cm">
          <text:p text:style-name="P1">Timothy Wayne Kreicar</text:p>
          <text:p text:style-name="P1">Jan. 15<text:span text:style-name="T1">th</text:span> 1959 -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8" draw:id="id8" draw:layer="layout" svg:width="8.357cm" svg:height="2.97cm" svg:x="179.315cm" svg:y="55.797cm">
          <text:p text:style-name="P1">Lesley Stephens Kreicar</text:p>
          <text:p text:style-name="P1">Nov. 10<text:span text:style-name="T1">th</text:span> 1963 -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6" draw:id="id6" draw:layer="layout" svg:width="9.933cm" svg:height="3.223cm" svg:x="67.047cm" svg:y="51.005cm">
          <text:p text:style-name="P4">Everlena Stalls Kreicar</text:p>
          <text:p text:style-name="P4">Oct. 15<text:span text:style-name="T1">t</text:span><text:span text:style-name="T1">h</text:span> 1926 – Mar. 9<text:span text:style-name="T1">t</text:span><text:span text:style-name="T1">h</text:span> 2017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3" draw:id="id3" draw:layer="layout" svg:width="10.113cm" svg:height="3.492cm" svg:x="44.752cm" svg:y="44.473cm">
          <text:p text:style-name="P1">Jack Henry Stalls</text:p>
          <text:p text:style-name="P1">Dec. 10<text:span text:style-name="T1">th</text:span> 1891 – Sep. 15<text:span text:style-name="T1">th</text:span> <text:s/>197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4" draw:id="id4" draw:layer="layout" svg:width="9.298cm" svg:height="3.492cm" svg:x="88.945cm" svg:y="44.48cm">
          <text:p text:style-name="P1">Lena Bryant Stalls</text:p>
          <text:p text:style-name="P1">Dec. 19<text:span text:style-name="T1">th</text:span> 1890 – Apr. 7<text:span text:style-name="T1">th</text:span> 196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" draw:id="id1" draw:layer="layout" svg:width="11.022cm" svg:height="3.493cm" svg:x="29.22cm" svg:y="36.742cm">
          <text:p text:style-name="P1">Herbert Stalls</text:p>
          <text:p text:style-name="P1">Jul. 16<text:span text:style-name="T1">th</text:span> 1878 – Jan. 30<text:span text:style-name="T1">th</text:span> 1944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xml:id="id11" draw:id="id11" draw:layer="layout" svg:x1="40.242cm" svg:y1="38.488cm" svg:x2="59.352cm" svg:y2="38.488cm" draw:start-shape="id1" draw:start-glue-point="1" draw:end-shape="id2" draw:end-glue-point="3" svg:d="M40242 38488h19110" svg:viewBox="0 0 19111 1">
          <text:p/>
        </draw:connector>
        <draw:connector draw:style-name="gr8" draw:text-style-name="P6" xml:id="id5" draw:id="id5" draw:layer="layout" svg:x1="54.865cm" svg:y1="46.219cm" svg:x2="88.945cm" svg:y2="46.226cm" draw:start-shape="id3" draw:start-glue-point="1" draw:end-shape="id4" draw:end-glue-point="3" svg:d="M54865 46219h17040v7h17040" svg:viewBox="0 0 34081 8">
          <text:p/>
        </draw:connector>
        <draw:connector draw:style-name="gr8" draw:text-style-name="P6" draw:layer="layout" svg:x1="71.905cm" svg:y1="46.222cm" svg:x2="72.013cm" svg:y2="51.005cm" draw:start-shape="id5" draw:start-glue-point="0" draw:end-shape="id6" draw:end-glue-point="0" svg:d="M71905 46222v2393h108v2390" svg:viewBox="0 0 109 4784">
          <text:p/>
        </draw:connector>
        <draw:connector draw:style-name="gr8" draw:text-style-name="P6" xml:id="id9" draw:id="id9" draw:layer="layout" svg:x1="47.987cm" svg:y1="57.237cm" svg:x2="179.315cm" svg:y2="57.282cm" draw:start-shape="id7" draw:start-glue-point="1" draw:end-shape="id8" draw:end-glue-point="3" svg:d="M47987 57237h65664v45h65664" svg:viewBox="0 0 131329 46">
          <text:p/>
        </draw:connector>
        <draw:connector draw:style-name="gr8" draw:text-style-name="P6" draw:layer="layout" svg:x1="113.651cm" svg:y1="57.259cm" svg:x2="113.551cm" svg:y2="59.519cm" draw:start-shape="id9" draw:start-glue-point="0" draw:end-shape="id10" draw:end-glue-point="0" svg:d="M113651 57259v1141h-100v1119" svg:viewBox="0 0 101 2261">
          <text:p/>
        </draw:connector>
        <draw:custom-shape draw:style-name="gr9" draw:text-style-name="P3" xml:id="id2" draw:id="id2" draw:layer="layout" svg:width="10.568cm" svg:height="3.492cm" svg:x="59.352cm" svg:y="36.742cm">
          <text:p text:style-name="P1">Minnie Knox Stalls</text:p>
          <text:p text:style-name="P1">Mar. 10<text:span text:style-name="T1">th</text:span> 1875 – Mar. 19<text:span text:style-name="T1">th</text:span> 192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13" draw:id="id13" draw:layer="layout" svg:width="10.568cm" svg:height="3.492cm" svg:x="66.412cm" svg:y="29.122cm">
          <text:p text:style-name="P1">Martha Ann Manning Knox</text:p>
          <text:p text:style-name="P1">1843 – Aug. 8<text:span text:style-name="T1">th</text:span> 192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svg:x1="49.797cm" svg:y1="38.488cm" svg:x2="49.808cm" svg:y2="44.473cm" draw:start-shape="id11" draw:start-glue-point="0" draw:end-shape="id3" draw:end-glue-point="0" svg:d="M49797 38488v2993h11v2992" svg:viewBox="0 0 12 5986">
          <text:p/>
        </draw:connector>
        <draw:custom-shape draw:style-name="gr9" draw:text-style-name="P3" xml:id="id16" draw:id="id16" draw:layer="layout" svg:width="10.568cm" svg:height="3.492cm" svg:x="98.457cm" svg:y="36.743cm">
          <text:p text:style-name="P1">Nancy Elizabeth Wynne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5" draw:id="id15" draw:layer="layout" svg:width="11.022cm" svg:height="3.493cm" svg:x="77.593cm" svg:y="36.742cm">
          <text:p text:style-name="P1">Benjamin Bryan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2" draw:id="id12" draw:layer="layout" svg:width="11.022cm" svg:height="3.493cm" svg:x="51.7cm" svg:y="29.122cm">
          <text:p text:style-name="P1">William Anphus Knox</text:p>
          <text:p text:style-name="P1">1844 – Aug. 12<text:span text:style-name="T1">th</text:span> 1916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xml:id="id14" draw:id="id14" draw:layer="layout" svg:x1="62.722cm" svg:y1="30.868cm" svg:x2="66.412cm" svg:y2="30.868cm" draw:start-shape="id12" draw:start-glue-point="1" draw:end-shape="id13" draw:end-glue-point="3" svg:d="M62722 30868h3690" svg:viewBox="0 0 3691 1">
          <text:p/>
        </draw:connector>
        <draw:connector draw:style-name="gr8" draw:text-style-name="P6" draw:layer="layout" svg:x1="64.567cm" svg:y1="30.868cm" svg:x2="64.636cm" svg:y2="36.742cm" draw:start-shape="id14" draw:start-glue-point="0" draw:end-shape="id2" draw:end-glue-point="0" svg:d="M64567 30868v2937h69v2937" svg:viewBox="0 0 70 5875">
          <text:p/>
        </draw:connector>
        <draw:connector draw:style-name="gr8" draw:text-style-name="P6" xml:id="id17" draw:id="id17" draw:layer="layout" svg:x1="88.615cm" svg:y1="38.488cm" svg:x2="98.457cm" svg:y2="38.489cm" draw:start-shape="id15" draw:start-glue-point="1" draw:end-shape="id16" draw:end-glue-point="3" svg:d="M88615 38488h4922v1h4920" svg:viewBox="0 0 9843 2">
          <text:p/>
        </draw:connector>
        <draw:connector draw:style-name="gr8" draw:text-style-name="P6" draw:layer="layout" svg:x1="93.537cm" svg:y1="38.488cm" svg:x2="93.594cm" svg:y2="44.48cm" draw:start-shape="id17" draw:start-glue-point="0" draw:end-shape="id4" draw:end-glue-point="0" svg:d="M93537 38488v2997h57v2995" svg:viewBox="0 0 58 5993">
          <text:p/>
        </draw:connector>
        <draw:custom-shape draw:style-name="gr10" draw:text-style-name="P2" xml:id="id21" draw:id="id21" draw:layer="layout" svg:width="9.525cm" svg:height="3.175cm" svg:x="10.535cm" svg:y="50.977cm">
          <text:p text:style-name="P1">Walter Latimere Kreicar</text:p>
          <text:p text:style-name="P1">Feb. 1<text:span text:style-name="T1">st</text:span> 1925 – Nov. 4<text:span text:style-name="T1">th</text:span> 1997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8" draw:id="id18" draw:layer="layout" svg:width="11.022cm" svg:height="3.493cm" svg:x="22.027cm" svg:y="29.122cm">
          <text:p text:style-name="P1">James Stall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19" draw:id="id19" draw:layer="layout" svg:width="10.568cm" svg:height="3.492cm" svg:x="36.427cm" svg:y="29.123cm">
          <text:p text:style-name="P1">Sally Scot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xml:id="id20" draw:id="id20" draw:layer="layout" svg:x1="33.049cm" svg:y1="30.868cm" svg:x2="36.427cm" svg:y2="30.869cm" draw:start-shape="id18" draw:start-glue-point="1" draw:end-shape="id19" draw:end-glue-point="3" svg:d="M33049 30868h1690v1h1688" svg:viewBox="0 0 3379 2">
          <text:p/>
        </draw:connector>
        <draw:connector draw:style-name="gr8" draw:text-style-name="P6" draw:layer="layout" svg:x1="34.739cm" svg:y1="30.868cm" svg:x2="34.731cm" svg:y2="36.742cm" draw:start-shape="id20" draw:start-glue-point="0" draw:end-shape="id1" draw:end-glue-point="0" svg:d="M34739 30868v2937h-8v2937" svg:viewBox="0 0 9 5875">
          <text:p/>
        </draw:connector>
        <draw:custom-shape draw:style-name="gr11" draw:text-style-name="P2" xml:id="id22" draw:id="id22" draw:layer="layout" svg:width="9.542cm" svg:height="3.393cm" svg:x="4.4cm" svg:y="44.462cm">
          <text:p text:style-name="P1">Frank Kreicar</text:p>
          <text:p text:style-name="P1">Dec. 26<text:span text:style-name="T1">th</text:span> 1888 – Apr. 8<text:span text:style-name="T1">th</text:span> 1968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23" draw:id="id23" draw:layer="layout" svg:width="10.568cm" svg:height="3.492cm" svg:x="16.647cm" svg:y="44.363cm">
          <text:p text:style-name="P1">Christine T. Kreicar</text:p>
          <text:p text:style-name="P1">Feb. 4<text:span text:style-name="T1">th</text:span> 1892 – Jul. 21<text:span text:style-name="T1">st</text:span> 198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xml:id="id25" draw:id="id25" draw:layer="layout" svg:x1="20.06cm" svg:y1="52.564cm" svg:x2="67.047cm" svg:y2="52.616cm" draw:start-shape="id21" draw:start-glue-point="1" draw:end-shape="id6" draw:end-glue-point="3" svg:d="M20060 52564h23493v52h23494" svg:viewBox="0 0 46988 53">
          <text:p/>
        </draw:connector>
        <draw:connector draw:style-name="gr8" draw:text-style-name="P6" xml:id="id24" draw:id="id24" draw:layer="layout" svg:x1="13.942cm" svg:y1="46.158cm" svg:x2="16.647cm" svg:y2="46.109cm" draw:start-shape="id22" draw:start-glue-point="1" draw:end-shape="id23" draw:end-glue-point="3" svg:d="M13942 46158h1353v-49h1352" svg:viewBox="0 0 2706 50">
          <text:p/>
        </draw:connector>
        <draw:connector draw:style-name="gr8" draw:text-style-name="P6" draw:layer="layout" svg:x1="15.295cm" svg:y1="46.133cm" svg:x2="15.297cm" svg:y2="50.977cm" draw:start-shape="id24" draw:start-glue-point="0" draw:end-shape="id21" draw:end-glue-point="0" svg:d="M15295 46133v2434h2v2410" svg:viewBox="0 0 3 4845">
          <text:p/>
        </draw:connector>
        <draw:connector draw:style-name="gr8" draw:text-style-name="P6" draw:layer="layout" svg:x1="43.553cm" svg:y1="52.59cm" svg:x2="43.691cm" svg:y2="55.802cm" draw:start-shape="id25" draw:start-glue-point="0" draw:end-shape="id7" draw:end-glue-point="0" svg:d="M43553 52590v1619h138v1593" svg:viewBox="0 0 139 3213">
          <text:p/>
        </draw:connector>
        <draw:custom-shape draw:style-name="gr9" draw:text-style-name="P3" xml:id="id27" draw:id="id27" draw:layer="layout" svg:width="10.568cm" svg:height="3.492cm" svg:x="196.58cm" svg:y="49.895cm">
          <text:p text:style-name="P1">Enid Middleton Stephens</text:p>
          <text:p text:style-name="P1">Feb. 7<text:span text:style-name="T1">th</text:span> 1937 - 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26" draw:id="id26" draw:layer="layout" svg:width="10.16cm" svg:height="3.492cm" svg:x="149.115cm" svg:y="49.76cm">
          <text:p text:style-name="P1">Larry Lee Stephens</text:p>
          <text:p text:style-name="P1">Dec. 13<text:span text:style-name="T1">th</text:span> 1933 – Mar. 31<text:span text:style-name="T1">st</text:span>. 1999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svg:x1="159.275cm" svg:y1="51.506cm" svg:x2="196.58cm" svg:y2="51.641cm" draw:start-shape="id26" draw:start-glue-point="1" draw:end-shape="id27" draw:end-glue-point="3" svg:d="M159275 51506h18653v135h18652" svg:viewBox="0 0 37306 136">
          <text:p/>
        </draw:connector>
        <draw:connector draw:style-name="gr8" draw:text-style-name="P6" draw:layer="layout" svg:x1="183.496cm" svg:y1="51.506cm" svg:x2="183.493cm" svg:y2="55.797cm" draw:end-shape="id8" draw:end-glue-point="0" svg:d="M183496 51506v1895h-3v2396" svg:viewBox="0 0 4 4292">
          <text:p/>
        </draw:connector>
        <draw:custom-shape draw:style-name="gr9" draw:text-style-name="P3" xml:id="id31" draw:id="id31" draw:layer="layout" svg:width="10.568cm" svg:height="3.492cm" svg:x="207.692cm" svg:y="42.275cm">
          <text:p text:style-name="P1">Eleanor Elvidge</text:p>
          <text:p text:style-name="P1">Nov. 21<text:span text:style-name="T1">st</text:span>. - Dec. 27<text:span text:style-name="T1">th</text:span> 1986 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30" draw:id="id30" draw:layer="layout" svg:width="12.7cm" svg:height="3.492cm" svg:x="176.895cm" svg:y="42.275cm">
          <text:p text:style-name="P1">Joseph Middleton</text:p>
          <text:p text:style-name="P1">Dec. 23<text:span text:style-name="T1">rd</text:span> 1893 – Oct. 22<text:span text:style-name="T1">nd</text:span> 1957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28" draw:id="id28" draw:layer="layout" svg:width="10.16cm" svg:height="3.492cm" svg:x="139.05cm" svg:y="42.14cm">
          <text:p text:style-name="P1">Robert Luther Stephens</text:p>
          <text:p text:style-name="P1">Dec. 8<text:span text:style-name="T1">th</text:span> 1904 – May 30<text:span text:style-name="T1">th</text:span> 1977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29" draw:id="id29" draw:layer="layout" svg:width="10.568cm" svg:height="3.492cm" svg:x="159.209cm" svg:y="42.14cm">
          <text:p text:style-name="P1">Lola Eva Rodgers</text:p>
          <text:p text:style-name="P1">Jul 29<text:span text:style-name="T1">th</text:span> 1901 - 1993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xml:id="id32" draw:id="id32" draw:layer="layout" svg:x1="149.21cm" svg:y1="43.886cm" svg:x2="159.209cm" svg:y2="43.886cm" draw:start-shape="id28" draw:start-glue-point="1" draw:end-shape="id29" draw:end-glue-point="3" svg:d="M149210 43886h9999" svg:viewBox="0 0 10000 1">
          <text:p/>
        </draw:connector>
        <draw:connector draw:style-name="gr8" draw:text-style-name="P6" draw:layer="layout" svg:x1="189.595cm" svg:y1="44.021cm" svg:x2="207.692cm" svg:y2="44.021cm" draw:start-shape="id30" draw:start-glue-point="1" draw:end-shape="id31" draw:end-glue-point="3" svg:d="M189595 44021h18097" svg:viewBox="0 0 18098 1">
          <text:p/>
        </draw:connector>
        <draw:connector draw:style-name="gr8" draw:text-style-name="P6" draw:layer="layout" svg:x1="154.209cm" svg:y1="43.886cm" svg:x2="154.195cm" svg:y2="49.76cm" draw:start-shape="id32" draw:start-glue-point="0" draw:end-shape="id26" draw:end-glue-point="0" svg:d="M154209 43886v2937h-14v2937" svg:viewBox="0 0 15 5875">
          <text:p/>
        </draw:connector>
        <draw:connector draw:style-name="gr8" draw:text-style-name="P6" draw:layer="layout" svg:x1="201.966cm" svg:y1="44.201cm" svg:x2="201.864cm" svg:y2="49.895cm" draw:end-shape="id27" draw:end-glue-point="0" svg:d="M201966 44201v2597h-102v3097" svg:viewBox="0 0 103 5695">
          <text:p/>
        </draw:connector>
        <draw:custom-shape draw:style-name="gr12" draw:text-style-name="P2" xml:id="id33" draw:id="id33" draw:layer="layout" svg:width="10.16cm" svg:height="3.492cm" svg:x="129.007cm" svg:y="36.742cm">
          <text:p text:style-name="P1">Robert Lee Stephens</text:p>
          <text:p text:style-name="P1">Nov. 16<text:span text:style-name="T1">th</text:span> 1864 – <text:s/>Feb. 15<text:span text:style-name="T1">th</text:span> 195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34" draw:id="id34" draw:layer="layout" svg:width="10.568cm" svg:height="3.492cm" svg:x="148.892cm" svg:y="36.743cm">
          <text:p text:style-name="P1">Sarah A. McConkey</text:p>
          <text:p text:style-name="P1">Jun. 20<text:span text:style-name="T1">Th</text:span> 1869 – Aug. 8<text:span text:style-name="T1">th</text:span> 1953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39" draw:id="id39" draw:layer="layout" svg:width="10.16cm" svg:height="3.492cm" svg:x="115.435cm" svg:y="30.31cm">
          <text:p text:style-name="P1">John Isaac Stephens</text:p>
          <text:p text:style-name="P1">1842 – 187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xml:id="id35" draw:id="id35" draw:layer="layout" svg:x1="139.167cm" svg:y1="38.488cm" svg:x2="148.892cm" svg:y2="38.489cm" draw:start-shape="id33" draw:start-glue-point="1" draw:end-shape="id34" draw:end-glue-point="3" svg:d="M139167 38488h4863v1h4862" svg:viewBox="0 0 9726 2">
          <text:p/>
        </draw:connector>
        <draw:connector draw:style-name="gr8" draw:text-style-name="P6" draw:layer="layout" svg:x1="144.03cm" svg:y1="38.488cm" svg:x2="144.13cm" svg:y2="42.14cm" draw:start-shape="id35" draw:start-glue-point="0" draw:end-shape="id28" draw:end-glue-point="0" svg:d="M144030 38488v1827h100v1825" svg:viewBox="0 0 101 3653">
          <text:p/>
        </draw:connector>
        <draw:custom-shape draw:style-name="gr9" draw:text-style-name="P3" xml:id="id43" draw:id="id43" draw:layer="layout" svg:width="10.568cm" svg:height="3.492cm" svg:x="142.489cm" svg:y="30.358cm">
          <text:p text:style-name="P1">Silvilla Patterson</text:p>
          <text:p text:style-name="P1">1838 - 1911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41" draw:id="id41" draw:layer="layout" svg:width="10.568cm" svg:height="3.492cm" svg:x="148.654cm" svg:y="24.643cm">
          <text:p text:style-name="P1">Susannah Garren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37" draw:id="id37" draw:layer="layout" svg:width="10.568cm" svg:height="3.492cm" svg:x="122.234cm" svg:y="24.325cm">
          <text:p text:style-name="P1">Anna Hankins</text:p>
          <text:p text:style-name="P1">1823 - 1880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40" draw:id="id40" draw:layer="layout" svg:width="10.16cm" svg:height="3.492cm" svg:x="136.615cm" svg:y="24.642cm">
          <text:p text:style-name="P1">George W. Patterson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36" draw:id="id36" draw:layer="layout" svg:width="10.16cm" svg:height="3.492cm" svg:x="108.632cm" svg:y="24.278cm">
          <text:p text:style-name="P1">Isasc Stephens</text:p>
          <text:p text:style-name="P1">1818 - 187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xml:id="id38" draw:id="id38" draw:layer="layout" svg:x1="118.792cm" svg:y1="26.024cm" svg:x2="122.234cm" svg:y2="26.071cm" draw:start-shape="id36" draw:start-glue-point="1" draw:end-shape="id37" draw:end-glue-point="3" svg:d="M118792 26024h1722v47h1720" svg:viewBox="0 0 3443 48">
          <text:p/>
        </draw:connector>
        <draw:connector draw:style-name="gr8" draw:text-style-name="P6" draw:layer="layout" svg:x1="120.514cm" svg:y1="26.047cm" svg:x2="120.515cm" svg:y2="30.31cm" draw:start-shape="id38" draw:start-glue-point="0" draw:end-shape="id39" draw:end-glue-point="0" svg:d="M120514 26047v2144h1v2119" svg:viewBox="0 0 2 4264">
          <text:p/>
        </draw:connector>
        <draw:connector draw:style-name="gr8" draw:text-style-name="P6" xml:id="id42" draw:id="id42" draw:layer="layout" svg:x1="146.775cm" svg:y1="26.388cm" svg:x2="148.654cm" svg:y2="26.389cm" draw:start-shape="id40" draw:start-glue-point="1" draw:end-shape="id41" draw:end-glue-point="3" svg:d="M146775 26388h940v1h939" svg:viewBox="0 0 1880 2">
          <text:p/>
        </draw:connector>
        <draw:connector draw:style-name="gr8" draw:text-style-name="P6" draw:layer="layout" svg:x1="147.715cm" svg:y1="26.388cm" svg:x2="147.773cm" svg:y2="30.358cm" draw:start-shape="id42" draw:start-glue-point="0" draw:end-shape="id43" draw:end-glue-point="0" svg:d="M147715 26388v1986h58v1984" svg:viewBox="0 0 59 3971">
          <text:p/>
        </draw:connector>
        <draw:connector draw:style-name="gr8" draw:text-style-name="P6" xml:id="id44" draw:id="id44" draw:layer="layout" svg:x1="125.595cm" svg:y1="32.056cm" svg:x2="142.489cm" svg:y2="32.104cm" draw:start-shape="id39" draw:start-glue-point="1" draw:end-shape="id43" draw:end-glue-point="3" svg:d="M125595 32056h8448v48h8446" svg:viewBox="0 0 16895 49">
          <text:p/>
        </draw:connector>
        <draw:connector draw:style-name="gr8" draw:text-style-name="P6" draw:layer="layout" svg:x1="134.043cm" svg:y1="32.08cm" svg:x2="134.087cm" svg:y2="36.742cm" draw:start-shape="id44" draw:start-glue-point="0" draw:end-shape="id33" draw:end-glue-point="0" svg:d="M134043 32080v2343h44v2319" svg:viewBox="0 0 45 4663">
          <text:p/>
        </draw:connector>
        <draw:custom-shape draw:style-name="gr12" draw:text-style-name="P2" xml:id="id45" draw:id="id45" draw:layer="layout" svg:width="10.16cm" svg:height="3.492cm" svg:x="170.862cm" svg:y="34.973cm">
          <text:p text:style-name="P1">Harry Middleton</text:p>
          <text:p text:style-name="P1">1864 – 1929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46" draw:id="id46" draw:layer="layout" svg:width="10.568cm" svg:height="3.492cm" svg:x="185.377cm" svg:y="34.973cm">
          <text:p text:style-name="P1">Emma (Clark?)</text:p>
          <text:p text:style-name="P1"><text:s text:c="2"/>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48" draw:id="id48" draw:layer="layout" svg:width="9.207cm" svg:height="3.492cm" svg:x="200.707cm" svg:y="34.973cm">
          <text:p text:style-name="P1">Harry Elvidge</text:p>
          <text:p text:style-name="P1">1864 – 1938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49" draw:id="id49" draw:layer="layout" svg:width="8.89cm" svg:height="3.492cm" svg:x="215.947cm" svg:y="34.972cm">
          <text:p text:style-name="P1">Elizabeth (Chapman)</text:p>
          <text:p text:style-name="P1"><text:s text:c="2"/>1862 - 1935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xml:id="id47" draw:id="id47" draw:layer="layout" svg:x1="181.022cm" svg:y1="36.719cm" svg:x2="185.377cm" svg:y2="36.719cm" draw:start-shape="id45" draw:start-glue-point="1" draw:end-shape="id46" draw:end-glue-point="3" svg:d="M181022 36719h4355" svg:viewBox="0 0 4356 1">
          <text:p/>
        </draw:connector>
        <draw:connector draw:style-name="gr8" draw:text-style-name="P6" draw:layer="layout" svg:x1="183.199cm" svg:y1="36.719cm" svg:x2="183.245cm" svg:y2="42.275cm" draw:start-shape="id47" draw:start-glue-point="0" draw:end-shape="id30" draw:end-glue-point="0" svg:d="M183199 36719v2778h46v2778" svg:viewBox="0 0 47 5557">
          <text:p/>
        </draw:connector>
        <draw:connector draw:style-name="gr8" draw:text-style-name="P6" xml:id="id50" draw:id="id50" draw:layer="layout" svg:x1="209.914cm" svg:y1="36.719cm" svg:x2="215.947cm" svg:y2="36.718cm" draw:start-shape="id48" draw:start-glue-point="1" draw:end-shape="id49" draw:end-glue-point="3" svg:d="M209914 36719h3017v-1h3016" svg:viewBox="0 0 6034 2">
          <text:p/>
        </draw:connector>
        <draw:connector draw:style-name="gr8" draw:text-style-name="P6" draw:layer="layout" svg:x1="212.931cm" svg:y1="36.718cm" svg:x2="212.976cm" svg:y2="42.275cm" draw:start-shape="id50" draw:start-glue-point="0" draw:end-shape="id31" draw:end-glue-point="0" svg:d="M212931 36718v2779h45v2778" svg:viewBox="0 0 46 555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8.6cm" fo:page-height="76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09T20:37:03.910901916</meta:creation-date>
    <dc:date>2025-05-04T16:25:02.132986523</dc:date>
    <meta:editing-duration>PT2H34M6S</meta:editing-duration>
    <meta:editing-cycles>48</meta:editing-cycles>
    <meta:generator>LibreOffice/6.4.7.2$Linux_X86_64 LibreOffice_project/40$Build-2</meta:generator>
    <meta:document-statistic meta:object-count="69"/>
  </office:meta>
</office:document-meta>
</file>